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/>
    <style:style style:name="ce10" style:family="table-cell" style:parent-style-name="Default">
      <style:table-cell-properties fo:border-bottom="none" fo:border-left="none" fo:border-right="0.0008in solid #000000" fo:border-top="0.0008in solid #000000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0.0008in solid #000000" fo:border-left="none" fo:border-right="0.0008in solid #000000" fo:border-top="none"/>
    </style:style>
    <style:style style:name="ce13" style:family="table-cell" style:parent-style-name="Default" style:data-style-name="N120"/>
    <style:style style:name="ce14" style:family="table-cell" style:parent-style-name="Default" style:data-style-name="N1"/>
    <style:style style:name="ce5" style:family="table-cell" style:parent-style-name="Default">
      <style:table-cell-properties fo:border-bottom="none" fo:border-left="0.0008in solid #000000" fo:border-right="none" fo:border-top="0.0008in solid #000000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008in solid #000000"/>
    </style:style>
    <style:style style:name="ce9" style:family="table-cell" style:parent-style-name="Default">
      <style:table-cell-properties fo:border-bottom="0.0008in solid #000000" fo:border-left="none" fo:border-right="none" fo:border-top="none"/>
    </style:style>
    <style:style style:name="ce20" style:family="table-cell" style:parent-style-name="Default">
      <style:table-cell-properties fo:background-color="#00ff66"/>
      <style:text-properties fo:color="#ff3333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Trim voltages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AC outptut</text:p>
          </table:table-cell>
          <table:table-cell office:value-type="string">
            <text:p>depends on V5 setting , Now 4.8V</text:p>
          </table:table-cell>
          <table:table-cell table:number-columns-repeated="4"/>
        </table:table-row>
        <table:table-row table:style-name="ro1">
          <table:table-cell office:value-type="string">
            <text:p>Trim voltages </text:p>
          </table:table-cell>
          <table:table-cell office:value-type="string">
            <text:p>( without SiPm connected) </text:p>
          </table:table-cell>
          <table:table-cell table:number-columns-repeated="2"/>
          <table:table-cell office:value-type="string">
            <text:p>set to internal ref gain 2 to be independent from Vin</text:p>
          </table:table-cell>
          <table:table-cell/>
        </table:table-row>
        <table:table-row table:style-name="ro1">
          <table:table-cell office:value-type="string">
            <text:p>Vdd</text:p>
          </table:table-cell>
          <table:table-cell office:value-type="float" office:value="4.6">
            <text:p>4.6</text:p>
          </table:table-cell>
          <table:table-cell office:value-type="string">
            <text:p>Vdac</text:p>
          </table:table-cell>
          <table:table-cell office:value-type="string">
            <text:p>divider</text:p>
          </table:table-cell>
          <table:table-cell office:value-type="string">
            <text:p>Vtrim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/>
          <table:table-cell table:formula="of:=[.$B$7]*[.A8]/4096" office:value-type="float" office:value="2.3">
            <text:p>2.3</text:p>
          </table:table-cell>
          <table:table-cell table:formula="of:=10/10.47" office:value-type="float" office:value="0.955109837631328">
            <text:p>0.96</text:p>
          </table:table-cell>
          <table:table-cell table:formula="of:=[.D8]*[.C8]" office:value-type="float" office:value="2.19675262655205">
            <text:p>2.2</text:p>
          </table:table-cell>
          <table:table-cell/>
        </table:table-row>
        <table:table-row table:style-name="ro1" table:number-rows-repeated="9">
          <table:table-cell table:number-columns-repeated="6"/>
        </table:table-row>
        <table:table-row table:style-name="ro1">
          <table:table-cell office:value-type="string">
            <text:p>Decide not to have a dedicated VoffP and VoffM</text:p>
          </table:table-cell>
          <table:table-cell table:number-columns-repeated="5"/>
        </table:table-row>
        <table:table-row table:style-name="ro1">
          <table:table-cell office:value-type="string">
            <text:p>- effect should not be significant </text:p>
          </table:table-cell>
          <table:table-cell table:number-columns-repeated="5"/>
        </table:table-row>
        <table:table-row table:style-name="ro1">
          <table:table-cell office:value-type="string">
            <text:p>- extra routing is complex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   64-way connectors for SiPM signals:</text:p>
          </table:table-cell>
          <table:covered-table-cell table:number-columns-repeated="4"/>
        </table:table-row>
        <table:table-row table:style-name="ro2">
          <table:table-cell/>
          <table:table-cell table:style-name="ce2" office:value-type="string" table:number-columns-spanned="4" table:number-rows-spanned="1">
            <text:p>On frame: HARTING  09 02 264 7828  Connector, DIN41612, Backplane, Receptacle, 64, 2.54 mm, IDC / IDT </text:p>
          </table:table-cell>
          <table:covered-table-cell table:number-columns-repeated="3"/>
          <table:table-cell/>
        </table:table-row>
        <table:table-row table:style-name="ro2">
          <table:table-cell/>
          <table:table-cell table:style-name="ce2" office:value-type="string" table:number-columns-spanned="3" table:number-rows-spanned="1">
            <text:p>On amplifier: board HARTING  09 02 164 7921  PLUG, DIN41612, R/A, B, 64WAY 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table:number-columns-spanned="3" table:number-rows-spanned="1">
            <text:p>10-way connectors for I2C signals:</text:p>
          </table:table-cell>
          <table:covered-table-cell table:number-columns-repeated="2"/>
          <table:table-cell table:number-columns-repeated="2"/>
        </table:table-row>
        <table:table-row table:style-name="ro3">
          <table:table-cell/>
          <table:table-cell table:style-name="ce2" office:value-type="string" table:number-columns-spanned="3" table:number-rows-spanned="1">
            <text:p>On frame: 5110-B7A2 PL - 3M - Wire-To-Board Connector, Right Angle, 5100 Series, Through Hole, Receptacle, 10, 2.54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table:number-columns-spanned="4" table:number-rows-spanned="1">
            <text:p>On amplifier board: 4610-6000 - 3M - WIRE-BOARD CONNECTOR PLUG, 10 POSITION, 2.54M </text:p>
          </table:table-cell>
          <table:covered-table-cell table:number-columns-repeated="3"/>
          <table:table-cell/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>
            <text:p>Digital board filter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RC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4" office:value-type="float" office:value="0.00000000018">
            <text:p>1.80E-010</text:p>
          </table:table-cell>
          <table:table-cell table:style-name="ce4" table:formula="of:=[.C44]*[.B44]" office:value-type="float" office:value="0.000000018">
            <text:p>1.80E-008</text:p>
          </table:table-cell>
          <table:table-cell table:formula="of:=1/(2*3.14*[.D44])" office:value-type="float" office:value="8846426.04387827">
            <text:p>8846426.04</text:p>
          </table:table-cell>
          <table:table-cell/>
        </table:table-row>
        <table:table-row table:style-name="ro1">
          <table:table-cell table:number-columns-repeated="4"/>
          <table:table-cell table:formula="of:=[.E44]/1000000" office:value-type="float" office:value="8.84642604387827">
            <text:p>8.8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5">
            <text:p>175</text:p>
          </table:table-cell>
          <table:table-cell table:formula="of:=[.A47]/25" office:value-type="float" office:value="7">
            <text:p>7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Vout=vadj*(1 + R1/R2) </text:p>
          </table:table-cell>
          <table:table-cell table:number-columns-repeated="2"/>
          <table:table-cell office:value-type="string">
            <text:p>R2 is the resistor to ground!!!</text:p>
          </table:table-cell>
          <table:table-cell table:number-columns-repeated="11"/>
        </table:table-row>
        <table:table-row table:style-name="ro1">
          <table:table-cell office:value-type="string">
            <text:p>regulator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R31</text:p>
          </table:table-cell>
          <table:table-cell office:value-type="string">
            <text:p>R30</text:p>
          </table:table-cell>
          <table:table-cell table:number-columns-repeated="13"/>
        </table:table-row>
        <table:table-row table:style-name="ro1">
          <table:table-cell office:value-type="string">
            <text:p>Vout </text:p>
          </table:table-cell>
          <table:table-cell office:value-type="string">
            <text:p>Vadj</text:p>
          </table:table-cell>
          <table:table-cell office:value-type="string">
            <text:p>R2</text:p>
          </table:table-cell>
          <table:table-cell office:value-type="string">
            <text:p>R1</text:p>
          </table:table-cell>
          <table:table-cell table:number-columns-repeated="13"/>
        </table:table-row>
        <table:table-row table:style-name="ro1">
          <table:table-cell table:formula="of:=[.B6]*(1+[.D6]/[.C6])" office:value-type="float" office:value="4.62499999990888">
            <text:p>4.62</text:p>
          </table:table-cell>
          <table:table-cell office:value-type="float" office:value="1.25">
            <text:p>1.25</text:p>
          </table:table-cell>
          <table:table-cell office:value-type="float" office:value="10">
            <text:p>10</text:p>
          </table:table-cell>
          <table:table-cell table:formula="of:=([.F6]*[.F7])/([.F6]+[.F7])" office:value-type="float" office:value="26.999999999271">
            <text:p>27</text:p>
          </table:table-cell>
          <table:table-cell/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4" office:value-type="float" office:value="1000000000000">
            <text:p>1.00E+012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>
            <text:p>LT3015 </text:p>
          </table:table-cell>
          <table:table-cell office:value-type="string">
            <text:p>(neg re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vadj</text:p>
          </table:table-cell>
          <table:table-cell office:value-type="float" office:value="1.22">
            <text:p>1.22</text:p>
          </table:table-cell>
          <table:table-cell/>
          <table:table-cell office:value-type="string">
            <text:p>Vout=vadj(1+R2/R1) <text:s/>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Vout 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Vout/Vadj -1</text:p>
          </table:table-cell>
          <table:table-cell table:formula="of:=[.C13]/[.$C$12]-1" office:value-type="float" office:value="1.45901639344262">
            <text:p>1.46</text:p>
          </table:table-cell>
          <table:table-cell/>
          <table:table-cell office:value-type="string">
            <text:p>Vout chk</text:p>
          </table:table-cell>
          <table:table-cell office:value-type="string">
            <text:p>Vout</text:p>
          </table:table-cell>
          <table:table-cell table:number-columns-repeated="11"/>
        </table:table-row>
        <table:table-row table:style-name="ro1">
          <table:table-cell office:value-type="string">
            <text:p>R53</text:p>
          </table:table-cell>
          <table:table-cell office:value-type="string">
            <text:p>R2</text:p>
          </table:table-cell>
          <table:table-cell office:value-type="float" office:value="18">
            <text:p>18</text:p>
          </table:table-cell>
          <table:table-cell table:formula="of:=[.C15]" office:value-type="float" office:value="18">
            <text:p>18</text:p>
          </table:table-cell>
          <table:table-cell table:formula="of:=[.$C$12]*(1+[.C15]/[.C16])" office:value-type="float" office:value="3.05">
            <text:p>3.05</text:p>
          </table:table-cell>
          <table:table-cell table:number-columns-repeated="12"/>
        </table:table-row>
        <table:table-row table:style-name="ro1">
          <table:table-cell office:value-type="string">
            <text:p>R52</text:p>
          </table:table-cell>
          <table:table-cell office:value-type="string">
            <text:p>R1</text:p>
          </table:table-cell>
          <table:table-cell table:number-columns-repeated="2" office:value-type="float" office:value="12">
            <text:p>12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Measurement 1</text:p>
          </table:table-cell>
          <table:table-cell table:number-columns-repeated="16"/>
        </table:table-row>
        <table:table-row table:style-name="ro1">
          <table:table-cell office:value-type="string">
            <text:p>V in ( on the LDO )</text:p>
          </table:table-cell>
          <table:table-cell office:value-type="string">
            <text:p>Vout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dV</text:p>
          </table:table-cell>
          <table:table-cell office:value-type="string">
            <text:p>P [W]</text:p>
          </table:table-cell>
          <table:table-cell office:value-type="string">
            <text:p>temperature </text:p>
          </table:table-cell>
          <table:table-cell table:number-columns-repeated="10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.01">
            <text:p>3.01</text:p>
          </table:table-cell>
          <table:table-cell office:value-type="float" office:value="4.4">
            <text:p>4.4</text:p>
          </table:table-cell>
          <table:table-cell table:formula="of:=[.B21]/[.C21]" office:value-type="float" office:value="0.684090909090909">
            <text:p>0.68</text:p>
          </table:table-cell>
          <table:table-cell table:formula="of:=[.A21]-[.B21]" office:value-type="float" office:value="0.49">
            <text:p>0.49</text:p>
          </table:table-cell>
          <table:table-cell table:formula="of:=[.E21]*[.D21]" office:value-type="float" office:value="0.335204545454545">
            <text:p>0.34</text:p>
          </table:table-cell>
          <table:table-cell office:value-type="string">
            <text:p>Warm , easy to touch</text:p>
          </table:table-cell>
          <table:table-cell table:number-columns-repeated="10"/>
        </table:table-row>
        <table:table-row table:style-name="ro1">
          <table:table-cell office:value-type="string">
            <text:p>estimate <text:s/>coper top</text:p>
          </table:table-cell>
          <table:table-cell/>
          <table:table-cell office:value-type="float" office:value="252">
            <text:p>252</text:p>
          </table:table-cell>
          <table:table-cell office:value-type="float" office:value="126">
            <text:p>126</text:p>
          </table:table-cell>
          <table:table-cell office:value-type="string">
            <text:p>mill</text:p>
          </table:table-cell>
          <table:table-cell table:formula="of:=[.C22]*0.0256" office:value-type="float" office:value="6.4512">
            <text:p>6.45</text:p>
          </table:table-cell>
          <table:table-cell table:formula="of:=[.D22]*0.0256" office:value-type="float" office:value="3.2256">
            <text:p>3.23</text:p>
          </table:table-cell>
          <table:table-cell office:value-type="string">
            <text:p>mm2</text:p>
          </table:table-cell>
          <table:table-cell table:formula="of:=[.G22]*[.F22]" office:value-type="float" office:value="20.80899072">
            <text:p>20.81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Tpcb</text:p>
          </table:table-cell>
          <table:table-cell office:value-type="string">
            <text:p>estimate 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dT</text:p>
          </table:table-cell>
          <table:table-cell table:formula="of:=[.F21]*[.C25]" office:value-type="float" office:value="26.8163636363636">
            <text:p>26.82</text:p>
          </table:table-cell>
          <table:table-cell office:value-type="string">
            <text:p>Tj</text:p>
          </table:table-cell>
          <table:table-cell table:formula="of:=[.F24]+[.C24]" office:value-type="float" office:value="76.8163636363637">
            <text:p>76.82</text:p>
          </table:table-cell>
          <table:table-cell table:number-columns-repeated="9"/>
        </table:table-row>
        <table:table-row table:style-name="ro1">
          <table:table-cell office:value-type="string">
            <text:p>Tja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C/w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drop voltage</text:p>
          </table:table-cell>
          <table:table-cell office:value-type="float" office:value="0.3">
            <text:p>0.3</text:p>
          </table:table-cell>
          <table:table-cell office:value-type="string">
            <text:p>@</text:p>
          </table:table-cell>
          <table:table-cell office:value-type="float" office:value="0.7">
            <text:p>0.7</text:p>
          </table:table-cell>
          <table:table-cell office:value-type="string">
            <text:p>A</text:p>
          </table:table-cell>
          <table:table-cell table:number-columns-repeated="1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6"/>
          <table:table-cell office:value-type="string">
            <text:p>Vcom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Ishift</text:p>
          </table:table-cell>
          <table:table-cell table:number-columns-repeated="7"/>
        </table:table-row>
        <table:table-row table:style-name="ro1">
          <table:table-cell office:value-type="string">
            <text:p>I Rshift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table:formula="of:=[.B32]/[.C32]" office:value-type="float" office:value="2.25">
            <text:p>2.25</text:p>
          </table:table-cell>
          <table:table-cell office:value-type="string">
            <text:p>mA</text:p>
          </table:table-cell>
          <table:table-cell/>
          <table:table-cell office:value-type="string">
            <text:p>Vshift </text:p>
          </table:table-cell>
          <table:table-cell office:value-type="float" office:value="0.75">
            <text:p>0.75</text:p>
          </table:table-cell>
          <table:table-cell office:value-type="string">
            <text:p>V</text:p>
          </table:table-cell>
          <table:table-cell table:formula="of:=[.H32]/0.2" office:value-type="float" office:value="3.75">
            <text:p>3.75</text:p>
          </table:table-cell>
          <table:table-cell office:value-type="string">
            <text:p>mA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cc</text:p>
          </table:table-cell>
          <table:table-cell office:value-type="string">
            <text:p>Vcom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Vout-</text:p>
          </table:table-cell>
          <table:table-cell table:formula="of:=[.H32]+[.H31]" office:value-type="float" office:value="1.65">
            <text:p>1.65</text:p>
          </table:table-cell>
          <table:table-cell office:value-type="string">
            <text:p>V</text:p>
          </table:table-cell>
          <table:table-cell office:value-type="string">
            <text:p>dV</text:p>
          </table:table-cell>
          <table:table-cell table:number-columns-repeated="7"/>
        </table:table-row>
        <table:table-row table:style-name="ro1">
          <table:table-cell/>
          <table:table-cell table:formula="of:=[.A6]" office:value-type="float" office:value="4.62499999990888">
            <text:p>4.62</text:p>
          </table:table-cell>
          <table:table-cell table:formula="of:=[.B32]" office:value-type="float" office:value="0.9">
            <text:p>0.9</text:p>
          </table:table-cell>
          <table:table-cell table:formula="of:=([.B34]-[.C34])/[.D32]" office:value-type="float" office:value="1.65555555551506">
            <text:p>1.66</text:p>
          </table:table-cell>
          <table:table-cell office:value-type="string">
            <text:p>k</text:p>
          </table:table-cell>
          <table:table-cell/>
          <table:table-cell office:value-type="string">
            <text:p>Vcc</text:p>
          </table:table-cell>
          <table:table-cell table:formula="of:=[.A6]" office:value-type="float" office:value="4.62499999990888">
            <text:p>4.62</text:p>
          </table:table-cell>
          <table:table-cell/>
          <table:table-cell table:formula="of:=[.H34]-[.H33]" office:value-type="float" office:value="2.97499999990888">
            <text:p>2.97</text:p>
          </table:table-cell>
          <table:table-cell office:value-type="string">
            <text:p>V</text:p>
          </table:table-cell>
          <table:table-cell/>
          <table:table-cell office:value-type="string">
            <text:p>Vcc-Vcom</text:p>
          </table:table-cell>
          <table:table-cell table:formula="of:=[.H34]-[.H31]" office:value-type="float" office:value="3.72499999990888">
            <text:p>3.7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R35 id</text:p>
          </table:table-cell>
          <table:table-cell table:formula="of:=[.J34]/[.J32]" office:value-type="float" office:value="0.793333333309034">
            <text:p>0.79</text:p>
          </table:table-cell>
          <table:table-cell office:value-type="string">
            <text:p>kohm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ee</text:p>
          </table:table-cell>
          <table:table-cell table:number-columns-repeated="6"/>
          <table:table-cell office:value-type="string">
            <text:p>R35'</text:p>
          </table:table-cell>
          <table:table-cell office:value-type="float" office:value="0.83">
            <text:p>0.83</text:p>
          </table:table-cell>
          <table:table-cell office:value-type="string">
            <text:p>kohm</text:p>
          </table:table-cell>
          <table:table-cell office:value-type="string">
            <text:p>R35'=R35+R39</text:p>
          </table:table-cell>
          <table:table-cell table:number-columns-repeated="5"/>
        </table:table-row>
        <table:table-row table:style-name="ro1">
          <table:table-cell/>
          <table:table-cell table:formula="of:=-[.E15]" office:value-type="float" office:value="-3.05">
            <text:p>-3.05</text:p>
          </table:table-cell>
          <table:table-cell office:value-type="float" office:value="0.9">
            <text:p>0.9</text:p>
          </table:table-cell>
          <table:table-cell table:formula="of:=([.B37]-[.C37])/[.D32]" office:value-type="float" office:value="-1.75555555555556">
            <text:p>-1.76</text:p>
          </table:table-cell>
          <table:table-cell office:value-type="string">
            <text:p>k</text:p>
          </table:table-cell>
          <table:table-cell/>
          <table:table-cell office:value-type="string">
            <text:p>Vout+</text:p>
          </table:table-cell>
          <table:table-cell table:formula="of:=[.H31]-[.H32]" office:value-type="float" office:value="0.15">
            <text:p>0.15</text:p>
          </table:table-cell>
          <table:table-cell table:number-columns-repeated="9"/>
        </table:table-row>
        <table:table-row table:style-name="ro1">
          <table:table-cell office:value-type="string">
            <text:p>P max 402</text:p>
          </table:table-cell>
          <table:table-cell office:value-type="float" office:value="62">
            <text:p>62</text:p>
          </table:table-cell>
          <table:table-cell office:value-type="string">
            <text:p>mW</text:p>
          </table:table-cell>
          <table:table-cell table:number-columns-repeated="3"/>
          <table:table-cell office:value-type="string">
            <text:p>Vee</text:p>
          </table:table-cell>
          <table:table-cell table:formula="of:=-[.E15]" office:value-type="float" office:value="-3.05">
            <text:p>-3.05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P R200</text:p>
          </table:table-cell>
          <table:table-cell table:formula="of:=200*[.D32]*[.D32]*0.001" office:value-type="float" office:value="1.0125">
            <text:p>1.01</text:p>
          </table:table-cell>
          <table:table-cell office:value-type="string">
            <text:p>mW</text:p>
          </table:table-cell>
          <table:table-cell table:number-columns-repeated="3"/>
          <table:table-cell office:value-type="string">
            <text:p>Vee'</text:p>
          </table:table-cell>
          <table:table-cell table:formula="of:=[.H31]-[.N34]" office:value-type="float" office:value="-2.82499999990888">
            <text:p>-2.82</text:p>
          </table:table-cell>
          <table:table-cell office:value-type="string">
            <text:p>R48/(R48+R49)</text:p>
          </table:table-cell>
          <table:table-cell table:formula="of:=[.H40]/[.H38]" office:value-type="float" office:value="0.926229508166844">
            <text:p>0.93</text:p>
          </table:table-cell>
          <table:table-cell/>
          <table:table-cell office:value-type="string">
            <text:p>R45'=R49+R45</text:p>
          </table:table-cell>
          <table:table-cell table:number-columns-repeated="5"/>
        </table:table-row>
        <table:table-row table:style-name="ro1">
          <table:table-cell office:value-type="string">
            <text:p>P R 1.7K</text:p>
          </table:table-cell>
          <table:table-cell table:formula="of:=[.D37]*[.D32]*[.D32]" office:value-type="float" office:value="-8.8875">
            <text:p>-8.89</text:p>
          </table:table-cell>
          <table:table-cell office:value-type="string">
            <text:p>mW</text:p>
          </table:table-cell>
          <table:table-cell table:number-columns-repeated="5"/>
          <table:table-cell office:value-type="string">
            <text:p>R49*R48/(R48+R49)</text:p>
          </table:table-cell>
          <table:table-cell table:formula="of:=[.J36]" office:value-type="float" office:value="0.83">
            <text:p>0.83</text:p>
          </table:table-cell>
          <table:table-cell office:value-type="string">
            <text:p>R45'</text:p>
          </table:table-cell>
          <table:table-cell table:formula="of:=[.J41]/[.J40]" office:value-type="float" office:value="0.896106194719171">
            <text:p>0.9</text:p>
          </table:table-cell>
          <table:table-cell office:value-type="float" office:value="0.92">
            <text:p>0.92</text:p>
          </table:table-cell>
          <table:table-cell office:value-type="string">
            <text:p>k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R48</text:p>
          </table:table-cell>
          <table:table-cell table:formula="of:=1/(-1+1/[.J40])" office:value-type="float" office:value="12.5555555500656">
            <text:p>12.56</text:p>
          </table:table-cell>
          <table:table-cell office:value-type="float" office:value="10">
            <text:p>10</text:p>
          </table:table-cell>
          <table:table-cell office:value-type="string">
            <text:p>k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</text:p>
          </table:table-cell>
          <table:table-cell table:number-columns-repeated="15"/>
        </table:table-row>
        <table:table-row table:style-name="ro1">
          <table:table-cell table:formula="of:=[.A43]*[.A43]/[.B38]*1000" office:value-type="float" office:value="403.225806451613">
            <text:p>403.23</text:p>
          </table:table-cell>
          <table:table-cell office:value-type="string">
            <text:p>ohm</text:p>
          </table:table-cell>
          <table:table-cell office:value-type="string">
            <text:p>min resistor value @ 5V</text:p>
          </table:table-cell>
          <table:table-cell table:number-columns-repeated="3"/>
          <table:table-cell office:value-type="string">
            <text:p>Vee'</text:p>
          </table:table-cell>
          <table:table-cell table:formula="of:=[.H38]*[.M42]/([.M42]+[.M41])" office:value-type="float" office:value="-2.79304029304029">
            <text:p>-2.79</text:p>
          </table:table-cell>
          <table:table-cell office:value-type="string">
            <text:p>V</text:p>
          </table:table-cell>
          <table:table-cell office:value-type="string">
            <text:p>simulatoin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Vcom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Rp</text:p>
          </table:table-cell>
          <table:table-cell table:formula="of:=[.M41]*[.M42]/([.M42]+[.M41])" office:value-type="float" office:value="0.842490842490843">
            <text:p>0.84</text:p>
          </table:table-cell>
          <table:table-cell office:value-type="string">
            <text:p>kohm</text:p>
          </table:table-cell>
          <table:table-cell office:value-type="string">
            <text:p>lvl</text:p>
          </table:table-cell>
          <table:table-cell office:value-type="float" office:value="0.201">
            <text:p>0.2</text:p>
          </table:table-cell>
          <table:table-cell office:value-type="float" office:value="1.62">
            <text:p>1.62</text:p>
          </table:table-cell>
          <table:table-cell table:formula="of:=([.L45]+[.K45])/2" office:value-type="float" office:value="0.9105">
            <text:p>0.9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>
            <text:p>pulse</text:p>
          </table:table-cell>
          <table:table-cell table:number-columns-repeated="2" office:value-type="float" office:value="1.63">
            <text:p>1.63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office:value-type="string">
            <text:p>attenuation</text:p>
          </table:table-cell>
          <table:table-cell table:formula="of:=[.J36]/([.J36]+0.2)" office:value-type="float" office:value="0.805825242718447">
            <text:p>0.81</text:p>
          </table:table-cell>
          <table:table-cell table:formula="of:=[.H49]*100" office:value-type="float" office:value="80.5825242718447">
            <text:p>80.58</text:p>
          </table:table-cell>
          <table:table-cell office:value-type="string">
            <text:p>%</text:p>
          </table:table-cell>
          <table:table-cell table:number-columns-repeated="7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5"/>
          <table:table-cell office:value-type="string">
            <text:p>Verification output levels 9 feb 2017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8"/>
          <table:table-cell office:value-type="string">
            <text:p>R44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k</text:p>
          </table:table-cell>
          <table:table-cell office:value-type="string">
            <text:p>Vo_th</text:p>
          </table:table-cell>
          <table:table-cell office:value-type="string">
            <text:p>IR44</text:p>
          </table:table-cell>
          <table:table-cell office:value-type="string">
            <text:p>deltaV R44</text:p>
          </table:table-cell>
          <table:table-cell office:value-type="string">
            <text:p>Vout</text:p>
          </table:table-cell>
          <table:table-cell office:value-type="string">
            <text:p>measured</text:p>
          </table:table-cell>
        </table:table-row>
        <table:table-row table:style-name="ro1">
          <table:table-cell table:number-columns-repeated="5"/>
          <table:table-cell office:value-type="string">
            <text:p>Vcom</text:p>
          </table:table-cell>
          <table:table-cell office:value-type="float" office:value="0.855">
            <text:p>0.86</text:p>
          </table:table-cell>
          <table:table-cell/>
          <table:table-cell office:value-type="string">
            <text:p>R45</text:p>
          </table:table-cell>
          <table:table-cell office:value-type="float" office:value="1500">
            <text:p>1500</text:p>
          </table:table-cell>
          <table:table-cell/>
          <table:table-cell table:formula="of:=[.J61]/([.J61]+[.J60]+[.J59])" office:value-type="float" office:value="0.929800092980009">
            <text:p>0.93</text:p>
          </table:table-cell>
          <table:table-cell table:formula="of:=[.L59]*[.G61]" office:value-type="float" office:value="-2.83403068340307">
            <text:p>-2.83</text:p>
          </table:table-cell>
          <table:table-cell table:formula="of:=([.G59]-[.G61])/([.J58]+[.M60])" office:value-type="float" office:value="0.00243329459161788">
            <text:p>0</text:p>
          </table:table-cell>
          <table:table-cell table:style-name="ce13" table:formula="of:=[.N59]*[.J58]" office:value-type="float" office:value="0.486658918323576">
            <text:p>0.487</text:p>
          </table:table-cell>
          <table:table-cell table:style-name="ce13" table:formula="of:=[.G59]-[.O59]" office:value-type="float" office:value="0.368341081676424">
            <text:p>0.368</text:p>
          </table:table-cell>
          <table:table-cell table:style-name="ce13" office:value-type="float" office:value="0.395">
            <text:p>0.395</text:p>
          </table:table-cell>
        </table:table-row>
        <table:table-row table:style-name="ro1">
          <table:table-cell table:number-columns-repeated="8"/>
          <table:table-cell office:value-type="string">
            <text:p>R49</text:p>
          </table:table-cell>
          <table:table-cell office:value-type="float" office:value="10">
            <text:p>10</text:p>
          </table:table-cell>
          <table:table-cell office:value-type="string">
            <text:p>Ro</text:p>
          </table:table-cell>
          <table:table-cell/>
          <table:table-cell table:formula="of:=[.J61]*([.J60]+[.J59])/([.J61]+[.J60]+[.J59])" office:value-type="float" office:value="1403.99814039981">
            <text:p>1404</text:p>
          </table:table-cell>
          <table:table-cell/>
          <table:table-cell table:style-name="ce13" table:number-columns-repeated="3"/>
        </table:table-row>
        <table:table-row table:style-name="ro1">
          <table:table-cell table:number-columns-repeated="5"/>
          <table:table-cell office:value-type="string">
            <text:p>Vee</text:p>
          </table:table-cell>
          <table:table-cell office:value-type="float" office:value="-3.048">
            <text:p>-3.05</text:p>
          </table:table-cell>
          <table:table-cell/>
          <table:table-cell office:value-type="string">
            <text:p>R48</text:p>
          </table:table-cell>
          <table:table-cell office:value-type="float" office:value="20000">
            <text:p>20000</text:p>
          </table:table-cell>
          <table:table-cell table:number-columns-repeated="4"/>
          <table:table-cell table:style-name="ce13" table:number-columns-repeated="3"/>
        </table:table-row>
        <table:table-row table:style-name="ro1" table:number-rows-repeated="2">
          <table:table-cell table:number-columns-repeated="14"/>
          <table:table-cell table:style-name="ce13" table:number-columns-repeated="3"/>
        </table:table-row>
        <table:table-row table:style-name="ro1">
          <table:table-cell table:number-columns-repeated="8"/>
          <table:table-cell office:value-type="string">
            <text:p>R34</text:p>
          </table:table-cell>
          <table:table-cell office:value-type="float" office:value="200">
            <text:p>200</text:p>
          </table:table-cell>
          <table:table-cell table:number-columns-repeated="3"/>
          <table:table-cell office:value-type="string">
            <text:p>IR44</text:p>
          </table:table-cell>
          <table:table-cell table:style-name="ce13" office:value-type="string">
            <text:p>deltaV R44</text:p>
          </table:table-cell>
          <table:table-cell table:style-name="ce13" office:value-type="string">
            <text:p>Vout</text:p>
          </table:table-cell>
          <table:table-cell table:style-name="ce13" office:value-type="string">
            <text:p>measured</text:p>
          </table:table-cell>
        </table:table-row>
        <table:table-row table:style-name="ro1">
          <table:table-cell table:number-columns-repeated="5"/>
          <table:table-cell office:value-type="string">
            <text:p>Vcom</text:p>
          </table:table-cell>
          <table:table-cell table:formula="of:=[.G59]" office:value-type="float" office:value="0.855">
            <text:p>0.86</text:p>
          </table:table-cell>
          <table:table-cell/>
          <table:table-cell office:value-type="string">
            <text:p>R35</text:p>
          </table:table-cell>
          <table:table-cell office:value-type="float" office:value="1400">
            <text:p>1400</text:p>
          </table:table-cell>
          <table:table-cell office:value-type="string">
            <text:p>Vo_th</text:p>
          </table:table-cell>
          <table:table-cell table:formula="of:=[.J67]/([.J67]+[.J66]+[.J65])" office:value-type="float" office:value="0.999999999999859">
            <text:p>1</text:p>
          </table:table-cell>
          <table:table-cell table:formula="of:=[.L65]*[.G67]" office:value-type="float" office:value="4.58499999999935">
            <text:p>4.58</text:p>
          </table:table-cell>
          <table:table-cell table:formula="of:=([.G65]-[.G67])/([.J64]+[.M66])" office:value-type="float" office:value="-0.00231677018633569">
            <text:p>0</text:p>
          </table:table-cell>
          <table:table-cell table:style-name="ce13" table:formula="of:=[.N65]*[.J64]" office:value-type="float" office:value="-0.463354037267138">
            <text:p>-0.463</text:p>
          </table:table-cell>
          <table:table-cell table:style-name="ce13" table:formula="of:=[.G65]-[.O65]" office:value-type="float" office:value="1.31835403726714">
            <text:p>1.318</text:p>
          </table:table-cell>
          <table:table-cell table:style-name="ce13" office:value-type="float" office:value="1.31">
            <text:p>1.310</text:p>
          </table:table-cell>
        </table:table-row>
        <table:table-row table:style-name="ro1">
          <table:table-cell table:number-columns-repeated="8"/>
          <table:table-cell office:value-type="string">
            <text:p>R39</text:p>
          </table:table-cell>
          <table:table-cell office:value-type="float" office:value="10">
            <text:p>10</text:p>
          </table:table-cell>
          <table:table-cell office:value-type="string">
            <text:p>Ro</text:p>
          </table:table-cell>
          <table:table-cell/>
          <table:table-cell table:formula="of:=[.J67]*([.J66]+[.J65])/([.J67]+[.J66]+[.J65])" office:value-type="float" office:value="1409.9999999998">
            <text:p>1410</text:p>
          </table:table-cell>
          <table:table-cell/>
          <table:table-cell table:style-name="ce13" table:number-columns-repeated="3"/>
        </table:table-row>
        <table:table-row table:style-name="ro1">
          <table:table-cell table:number-columns-repeated="5"/>
          <table:table-cell office:value-type="string">
            <text:p>V+</text:p>
          </table:table-cell>
          <table:table-cell office:value-type="float" office:value="4.585">
            <text:p>4.59</text:p>
          </table:table-cell>
          <table:table-cell/>
          <table:table-cell office:value-type="string">
            <text:p>R38</text:p>
          </table:table-cell>
          <table:table-cell table:style-name="ce4" office:value-type="float" office:value="1E+016">
            <text:p>1.00E+016</text:p>
          </table:table-cell>
          <table:table-cell table:number-columns-repeated="4"/>
          <table:table-cell table:style-name="ce13" office:value-type="string">
            <text:p>delta</text:p>
          </table:table-cell>
          <table:table-cell table:style-name="ce13" table:formula="of:=-[.P65]+[.P59]" office:value-type="float" office:value="-0.950012955590713">
            <text:p>-0.950</text:p>
          </table:table-cell>
          <table:table-cell table:style-name="ce13" table:formula="of:=-[.Q65]+[.Q59]" office:value-type="float" office:value="-0.915">
            <text:p>-0.915</text:p>
          </table:table-cell>
        </table:table-row>
        <table:table-row table:style-name="ro1" table:number-rows-repeated="2">
          <table:table-cell table:number-columns-repeated="14"/>
          <table:table-cell table:style-name="ce13" table:number-columns-repeated="3"/>
        </table:table-row>
        <table:table-row table:style-name="ro1">
          <table:table-cell table:number-columns-repeated="12"/>
          <table:table-cell office:value-type="string">
            <text:p>Vout+</text:p>
          </table:table-cell>
          <table:table-cell office:value-type="float" office:value="1.8">
            <text:p>1.8</text:p>
          </table:table-cell>
          <table:table-cell table:style-name="ce13" office:value-type="float" office:value="16000">
            <text:p>16000.000</text:p>
          </table:table-cell>
          <table:table-cell table:style-name="ce13" table:number-columns-repeated="2"/>
        </table:table-row>
        <table:table-row table:style-name="ro1">
          <table:table-cell table:number-columns-repeated="7"/>
          <table:table-cell office:value-type="string">
            <text:p>attunation</text:p>
          </table:table-cell>
          <table:table-cell table:formula="of:=[.M66]/([.J64]+[.M66])" office:value-type="float" office:value="0.875776397515513">
            <text:p>0.88</text:p>
          </table:table-cell>
          <table:table-cell table:number-columns-repeated="3"/>
          <table:table-cell office:value-type="string">
            <text:p>Vout-</text:p>
          </table:table-cell>
          <table:table-cell office:value-type="float" office:value="0">
            <text:p>0</text:p>
          </table:table-cell>
          <table:table-cell table:style-name="ce13" table:number-columns-repeated="3"/>
        </table:table-row>
        <table:table-row table:style-name="ro1">
          <table:table-cell table:number-columns-repeated="12"/>
          <table:table-cell office:value-type="string">
            <text:p>Vout+</text:p>
          </table:table-cell>
          <table:table-cell office:value-type="float" office:value="0">
            <text:p>0</text:p>
          </table:table-cell>
          <table:table-cell table:style-name="ce13" table:number-columns-repeated="3"/>
        </table:table-row>
        <table:table-row table:style-name="ro1">
          <table:table-cell table:number-columns-repeated="7"/>
          <table:table-cell office:value-type="string">
            <text:p>Rout amp</text:p>
          </table:table-cell>
          <table:table-cell table:formula="of:=[.J64]*[.M66]/([.J64]+[.M66])" office:value-type="float" office:value="175.155279503103">
            <text:p>175.16</text:p>
          </table:table-cell>
          <table:table-cell table:number-columns-repeated="3"/>
          <table:table-cell office:value-type="string">
            <text:p>Vout-</text:p>
          </table:table-cell>
          <table:table-cell office:value-type="float" office:value="1.8">
            <text:p>1.8</text:p>
          </table:table-cell>
          <table:table-cell table:style-name="ce13" office:value-type="float" office:value="0">
            <text:p>0.000</text:p>
          </table:table-cell>
          <table:table-cell table:style-name="ce13" table:number-columns-repeated="2"/>
        </table:table-row>
        <table:table-row table:style-name="ro1">
          <table:table-cell table:number-columns-repeated="14"/>
          <table:table-cell table:style-name="ce13"/>
          <table:table-cell table:style-name="ce13" office:value-type="string">
            <text:p>Vin</text:p>
          </table:table-cell>
          <table:table-cell table:style-name="ce13" table:formula="of:=[.Q67]" office:value-type="float" office:value="-0.915">
            <text:p>-0.915</text:p>
          </table:table-cell>
        </table:table-row>
        <table:table-row table:style-name="ro1">
          <table:table-cell table:number-columns-repeated="12"/>
          <table:table-cell office:value-type="string">
            <text:p>V+-V-</text:p>
          </table:table-cell>
          <table:table-cell table:formula="of:=[.N70]-[.N71]" office:value-type="float" office:value="1.8">
            <text:p>1.8</text:p>
          </table:table-cell>
          <table:table-cell table:style-name="ce13" office:value-type="float" office:value="16000">
            <text:p>16000.000</text:p>
          </table:table-cell>
          <table:table-cell table:style-name="ce13" table:formula="of:=[.O75]/([.N75]-[.N76])" office:value-type="float" office:value="4444.44444444444">
            <text:p>4444.444</text:p>
          </table:table-cell>
          <table:table-cell table:style-name="ce13" table:formula="of:=([.Q74]-[.N76])*[.P75]" office:value-type="float" office:value="3933.33333333333">
            <text:p>3933.333</text:p>
          </table:table-cell>
        </table:table-row>
        <table:table-row table:style-name="ro1">
          <table:table-cell table:number-columns-repeated="12"/>
          <table:table-cell office:value-type="string">
            <text:p>V+-V-</text:p>
          </table:table-cell>
          <table:table-cell table:formula="of:=[.N72]-[.N73]" office:value-type="float" office:value="-1.8">
            <text:p>-1.8</text:p>
          </table:table-cell>
          <table:table-cell table:style-name="ce13" office:value-type="float" office:value="0">
            <text:p>0.000</text:p>
          </table:table-cell>
          <table:table-cell table:style-name="ce13" table:number-columns-repeated="2"/>
        </table:table-row>
        <table:table-row table:style-name="ro1">
          <table:table-cell table:number-columns-repeated="14"/>
          <table:table-cell table:style-name="ce13" table:number-columns-repeated="3"/>
        </table:table-row>
        <table:table-row table:style-name="ro1">
          <table:table-cell/>
          <table:table-cell office:value-type="string">
            <text:p>V1.8 from 5V</text:p>
          </table:table-cell>
          <table:table-cell table:number-columns-repeated="12"/>
          <table:table-cell table:style-name="ce13" table:number-columns-repeated="2"/>
          <table:table-cell table:style-name="ce13" table:formula="of:=[.Q75]/[.O75]" office:value-type="float" office:value="0.245833333333333">
            <text:p>0.24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V5</text:p>
          </table:table-cell>
          <table:table-cell office:value-type="float" office:value="4.6">
            <text:p>4.6</text:p>
          </table:table-cell>
          <table:table-cell office:value-type="string">
            <text:p>[V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out</text:p>
          </table:table-cell>
          <table:table-cell office:value-type="float" office:value="1.8">
            <text:p>1.8</text:p>
          </table:table-cell>
          <table:table-cell office:value-type="string">
            <text:p>[V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Rload</text:p>
          </table:table-cell>
          <table:table-cell office:value-type="float" office:value="10">
            <text:p>10</text:p>
          </table:table-cell>
          <table:table-cell office:value-type="string">
            <text:p>[kO]</text:p>
          </table:table-cell>
          <table:table-cell office:value-type="string">
            <text:p>2 x 20k parralel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real valu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R55</text:p>
          </table:table-cell>
          <table:table-cell table:formula="of:=(1-[.C81]/[.C80])*[.C82]/([.C81]/[.C80])" office:value-type="float" office:value="15.5555555555556">
            <text:p>15.56</text:p>
          </table:table-cell>
          <table:table-cell office:value-type="float" office:value="15">
            <text:p>15</text:p>
          </table:table-cell>
          <table:table-cell office:value-type="string">
            <text:p>[kO]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hekc</text:p>
          </table:table-cell>
          <table:table-cell/>
          <table:table-cell table:formula="of:=[.C80]*[.C82]/([.C82]+[.D84])" office:value-type="float" office:value="1.84">
            <text:p>1.84</text:p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0" office:value-type="string">
            <text:p>OC</text:p>
          </table:table-cell>
          <table:table-cell office:value-type="float" office:value="20170503">
            <text:p>20170503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f@ If=20mA</text:p>
          </table:table-cell>
          <table:table-cell office:value-type="float" office:value="1.3">
            <text:p>1.3</text:p>
          </table:table-cell>
          <table:table-cell office:value-type="string">
            <text:p>V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5</text:p>
          </table:table-cell>
          <table:table-cell office:value-type="float" office:value="4.6">
            <text:p>4.6</text:p>
          </table:table-cell>
          <table:table-cell office:value-type="string">
            <text:p>V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V</text:p>
          </table:table-cell>
          <table:table-cell table:formula="of:=[.C91]-[.C90]" office:value-type="float" office:value="3.3">
            <text:p>3.3</text:p>
          </table:table-cell>
          <table:table-cell office:value-type="string">
            <text:p>V</text:p>
          </table:table-cell>
          <table:table-cell office:value-type="string">
            <text:p>Ir</text:p>
          </table:table-cell>
          <table:table-cell table:style-name="ce4" office:value-type="float" office:value="0.02">
            <text:p>2.00E-002</text:p>
          </table:table-cell>
          <table:table-cell office:value-type="string">
            <text:p>R=</text:p>
          </table:table-cell>
          <table:table-cell table:formula="of:=[.C92]/[.F92]" office:value-type="float" office:value="165">
            <text:p>165</text:p>
          </table:table-cell>
          <table:table-cell office:value-type="string">
            <text:p>P</text:p>
          </table:table-cell>
          <table:table-cell table:formula="of:=[.F92]*[.F92]*[.H92]" office:value-type="float" office:value="0.066">
            <text:p>0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easurement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1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R</text:p>
          </table:table-cell>
          <table:table-cell office:value-type="float" office:value="805">
            <text:p>805</text:p>
          </table:table-cell>
          <table:table-cell table:number-columns-repeated="11"/>
        </table:table-row>
        <table:table-row table:style-name="ro1">
          <table:table-cell office:value-type="string">
            <text:p>OC</text:p>
          </table:table-cell>
          <table:table-cell office:value-type="string">
            <text:p>voltage drop </text:p>
          </table:table-cell>
          <table:table-cell office:value-type="float" office:value="120">
            <text:p>120</text:p>
          </table:table-cell>
          <table:table-cell office:value-type="string">
            <text:p>[mV]</text:p>
          </table:table-cell>
          <table:table-cell office:value-type="string">
            <text:p>(without MPPC's) </text:p>
          </table:table-cell>
          <table:table-cell table:number-columns-repeated="12"/>
        </table:table-row>
        <table:table-row table:style-name="ro1">
          <table:table-cell office:value-type="string">
            <text:p>200 R</text:p>
          </table:table-cell>
          <table:table-cell office:value-type="string">
            <text:p>voltage drop </text:p>
          </table:table-cell>
          <table:table-cell office:value-type="float" office:value="430">
            <text:p>430</text:p>
          </table:table-cell>
          <table:table-cell office:value-type="string">
            <text:p>[mV]</text:p>
          </table:table-cell>
          <table:table-cell office:value-type="string">
            <text:p>=&gt;</text:p>
          </table:table-cell>
          <table:table-cell office:value-type="string">
            <text:p>Ibias</text:p>
          </table:table-cell>
          <table:table-cell table:formula="of:=[.C96]/200" office:value-type="float" office:value="2.15">
            <text:p>2.15</text:p>
          </table:table-cell>
          <table:table-cell office:value-type="string">
            <text:p>[mA]</text:p>
          </table:table-cell>
          <table:table-cell table:number-columns-repeated="9"/>
        </table:table-row>
      </table:table>
      <table:table table:name="position connector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4"/>
          <table:table-cell office:value-type="float" office:value="6.5">
            <text:p>6.5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E1]/25.4*1000" office:value-type="float" office:value="255.905511811024">
            <text:p>255.91</text:p>
          </table:table-cell>
          <table:table-cell office:value-type="string">
            <text:p>mill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750">
            <text:p>-1750</text:p>
          </table:table-cell>
          <table:table-cell office:value-type="string">
            <text:p>hole pos irt re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13.5">
            <text:p>213.5</text:p>
          </table:table-cell>
          <table:table-cell table:number-columns-repeated="9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8" office:value-type="float" office:value="2000">
            <text:p>2000</text:p>
          </table:table-cell>
          <table:table-cell table:style-name="ce10" office:value-type="string">
            <text:p>pos con x2</text:p>
          </table:table-cell>
          <table:table-cell office:value-type="float" office:value="95.4">
            <text:p>95.4</text:p>
          </table:table-cell>
          <table:table-cell table:formula="of:=[.D4]-[.D5]" office:value-type="float" office:value="118.1">
            <text:p>118.1</text:p>
          </table:table-cell>
          <table:table-cell office:value-type="string">
            <text:p>mm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table:style-name="ce6" table:formula="of:=[.A5]" office:value-type="float" office:value="100">
            <text:p>100</text:p>
          </table:table-cell>
          <table:table-cell table:formula="of:=[.B5]+[.B3]" office:value-type="float" office:value="250">
            <text:p>250</text:p>
          </table:table-cell>
          <table:table-cell table:style-name="ce11" office:value-type="string">
            <text:p>pos hole bot</text:p>
          </table:table-cell>
          <table:table-cell/>
          <table:table-cell table:formula="of:=[.E5]/25.4*1000" office:value-type="float" office:value="4649.6062992126">
            <text:p>4649.61</text:p>
          </table:table-cell>
          <table:table-cell office:value-type="string">
            <text:p>mill</text:p>
          </table:table-cell>
          <table:table-cell table:number-columns-repeated="7"/>
        </table:table-row>
        <table:table-row table:style-name="ro1">
          <table:table-cell table:style-name="ce7" table:formula="of:=[.A3]+[.A8]" office:value-type="float" office:value="100">
            <text:p>100</text:p>
          </table:table-cell>
          <table:table-cell table:style-name="ce9" table:formula="of:=[.B5]-[.B3]" office:value-type="float" office:value="3750">
            <text:p>3750</text:p>
          </table:table-cell>
          <table:table-cell table:style-name="ce12" office:value-type="string">
            <text:p>pos hole top</text:p>
          </table:table-cell>
          <table:table-cell/>
          <table:table-cell office:value-type="float" office:value="4650">
            <text:p>4650</text:p>
          </table:table-cell>
          <table:table-cell table:number-columns-repeated="8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8" table:formula="of:=[.B5]+[.E7]" office:value-type="float" office:value="6650">
            <text:p>6650</text:p>
          </table:table-cell>
          <table:table-cell table:style-name="ce10" office:value-type="string">
            <text:p>pos con x1</text:p>
          </table:table-cell>
          <table:table-cell table:number-columns-repeated="10"/>
        </table:table-row>
        <table:table-row table:style-name="ro1">
          <table:table-cell table:style-name="ce6" table:formula="of:=[.A8]+[.A3]" office:value-type="float" office:value="100">
            <text:p>100</text:p>
          </table:table-cell>
          <table:table-cell table:formula="of:=[.B8]+[.B3]" office:value-type="float" office:value="4900">
            <text:p>4900</text:p>
          </table:table-cell>
          <table:table-cell table:style-name="ce11" office:value-type="string">
            <text:p>pos hole bot</text:p>
          </table:table-cell>
          <table:table-cell table:number-columns-repeated="10"/>
        </table:table-row>
        <table:table-row table:style-name="ro1">
          <table:table-cell table:style-name="ce7" table:formula="of:=[.A8]+[.A3]" office:value-type="float" office:value="100">
            <text:p>100</text:p>
          </table:table-cell>
          <table:table-cell table:style-name="ce9" table:formula="of:=[.B8]-[.B3]" office:value-type="float" office:value="8400">
            <text:p>8400</text:p>
          </table:table-cell>
          <table:table-cell table:style-name="ce12" office:value-type="string">
            <text:p>pos hole top</text:p>
          </table:table-cell>
          <table:table-cell/>
          <table:table-cell office:value-type="float" office:value="143.9">
            <text:p>143.9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table:formula="of:=[.A8]+[.D11]" office:value-type="float" office:value="5765">
            <text:p>5765</text:p>
          </table:table-cell>
          <table:table-cell office:value-type="float" office:value="250">
            <text:p>250</text:p>
          </table:table-cell>
          <table:table-cell office:value-type="string">
            <text:p>pos hole</text:p>
          </table:table-cell>
          <table:table-cell office:value-type="float" office:value="5665">
            <text:p>5665</text:p>
          </table:table-cell>
          <table:table-cell table:formula="of:=[.E10]/25.4*1000" office:value-type="float" office:value="5665.35433070866">
            <text:p>5665.35</text:p>
          </table:table-cell>
          <table:table-cell office:value-type="string">
            <text:p>mill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-1750">
            <text:p>-1750</text:p>
          </table:table-cell>
          <table:table-cell office:value-type="string">
            <text:p>hole pos irt re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formula="of:=[.A11]-[.A13]" office:value-type="float" office:value="5565">
            <text:p>5565</text:p>
          </table:table-cell>
          <table:table-cell table:formula="of:=[.B11]-[.B13]" office:value-type="float" office:value="2000">
            <text:p>2000</text:p>
          </table:table-cell>
          <table:table-cell office:value-type="string">
            <text:p>pos con x4</text:p>
          </table:table-cell>
          <table:table-cell table:number-columns-repeated="10"/>
        </table:table-row>
        <table:table-row table:style-name="ro1">
          <table:table-cell table:formula="of:=[.A11]+100" office:value-type="float" office:value="5865">
            <text:p>5865</text:p>
          </table:table-cell>
          <table:table-cell table:number-columns-repeated="3"/>
          <table:table-cell office:value-type="string">
            <text:p>border X</text:p>
          </table:table-cell>
          <table:table-cell table:number-columns-repeated="8"/>
        </table:table-row>
        <table:table-row table:style-name="ro1">
          <table:table-cell table:formula="of:=[.A18]+[.A13]" office:value-type="float" office:value="5765">
            <text:p>5765</text:p>
          </table:table-cell>
          <table:table-cell table:formula="of:=[.B18]+[.B13]" office:value-type="float" office:value="4900">
            <text:p>4900</text:p>
          </table:table-cell>
          <table:table-cell office:value-type="string">
            <text:p>pos hole bot</text:p>
          </table:table-cell>
          <table:table-cell table:number-columns-repeated="10"/>
        </table:table-row>
        <table:table-row table:style-name="ro1">
          <table:table-cell table:formula="of:=[.A15]" office:value-type="float" office:value="5565">
            <text:p>5565</text:p>
          </table:table-cell>
          <table:table-cell table:formula="of:=[.B8]" office:value-type="float" office:value="6650">
            <text:p>6650</text:p>
          </table:table-cell>
          <table:table-cell office:value-type="string">
            <text:p>pos con x3</text:p>
          </table:table-cell>
          <table:table-cell table:number-columns-repeated="10"/>
        </table:table-row>
        <table:table-row table:style-name="ro1">
          <table:table-cell table:formula="of:=[.A18]+[.A13]" office:value-type="float" office:value="5765">
            <text:p>5765</text:p>
          </table:table-cell>
          <table:table-cell table:formula="of:=[.B18]-[.B13]" office:value-type="float" office:value="8400">
            <text:p>8400</text:p>
          </table:table-cell>
          <table:table-cell office:value-type="string">
            <text:p>pos hole top</text:p>
          </table:table-cell>
          <table:table-cell table:number-columns-repeated="10"/>
        </table:table-row>
        <table:table-row table:style-name="ro1">
          <table:table-cell/>
          <table:table-cell table:formula="of:=+[.B19]+[.B6]" office:value-type="float" office:value="8650">
            <text:p>8650</text:p>
          </table:table-cell>
          <table:table-cell table:number-columns-repeated="2"/>
          <table:table-cell office:value-type="string">
            <text:p>border Y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drill coordinates</text:p>
          </table:table-cell>
          <table:table-cell table:number-columns-repeated="3"/>
          <table:table-cell table:formula="of:=[.B24]-10000" office:value-type="float" office:value="31500">
            <text:p>31500</text:p>
          </table:table-cell>
          <table:table-cell table:formula="of:=[.D24]-25000" office:value-type="float" office:value="1000">
            <text:p>1000</text:p>
          </table:table-cell>
          <table:table-cell table:number-columns-repeated="5"/>
          <table:table-cell office:value-type="string">
            <text:p>dy</text:p>
          </table:table-cell>
          <table:table-cell office:value-type="string">
            <text:p>dx</text:p>
          </table:table-cell>
        </table:table-row>
        <table:table-row table:style-name="ro1">
          <table:table-cell/>
          <table:table-cell office:value-type="string">
            <text:p>.01 mill</text:p>
          </table:table-cell>
          <table:table-cell table:number-columns-repeated="2"/>
          <table:table-cell office:value-type="string">
            <text:p>Offset ???</text:p>
          </table:table-cell>
          <table:table-cell/>
          <table:table-cell office:value-type="string">
            <text:p>inch</text:p>
          </table:table-cell>
          <table:table-cell table:number-columns-repeated="2"/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float" office:value="41500">
            <text:p>41500</text:p>
          </table:table-cell>
          <table:table-cell office:value-type="string">
            <text:p>Y</text:p>
          </table:table-cell>
          <table:table-cell office:value-type="float" office:value="26000">
            <text:p>26000</text:p>
          </table:table-cell>
          <table:table-cell table:formula="of:=[.B24]-[.$E$22]" office:value-type="float" office:value="10000">
            <text:p>10000</text:p>
          </table:table-cell>
          <table:table-cell table:formula="of:=[.D24]-[.$F$22]" office:value-type="float" office:value="25000">
            <text:p>25000</text:p>
          </table:table-cell>
          <table:table-cell table:formula="of:=[.E24]/100000" office:value-type="float" office:value="0.1">
            <text:p>0.1</text:p>
          </table:table-cell>
          <table:table-cell table:style-name="ce13" table:formula="of:=[.F24]/100000" office:value-type="float" office:value="0.25">
            <text:p>0.250</text:p>
          </table:table-cell>
          <table:table-cell table:style-name="ce14" office:value-type="float" office:value="1">
            <text:p>1</text:p>
          </table:table-cell>
          <table:table-cell table:formula="of:=[.G24]*25.4" office:value-type="float" office:value="2.54">
            <text:p>2.54</text:p>
          </table:table-cell>
          <table:table-cell table:formula="of:=[.H24]*25.4" office:value-type="float" office:value="6.35">
            <text:p>6.35</text:p>
          </table:table-cell>
          <table:table-cell/>
          <table:table-cell table:formula="of:=[.J28]-[.J24]" office:value-type="float" office:value="143.891">
            <text:p>143.89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41500">
            <text:p>41500</text:p>
          </table:table-cell>
          <table:table-cell office:value-type="string">
            <text:p>Y</text:p>
          </table:table-cell>
          <table:table-cell office:value-type="float" office:value="376000">
            <text:p>376000</text:p>
          </table:table-cell>
          <table:table-cell table:formula="of:=[.B25]-[.$E$22]" office:value-type="float" office:value="10000">
            <text:p>10000</text:p>
          </table:table-cell>
          <table:table-cell table:formula="of:=[.D25]-[.$F$22]" office:value-type="float" office:value="375000">
            <text:p>375000</text:p>
          </table:table-cell>
          <table:table-cell table:formula="of:=[.E25]/100000" office:value-type="float" office:value="0.1">
            <text:p>0.1</text:p>
          </table:table-cell>
          <table:table-cell table:style-name="ce13" table:formula="of:=[.F25]/100000" office:value-type="float" office:value="3.75">
            <text:p>3.750</text:p>
          </table:table-cell>
          <table:table-cell table:style-name="ce14" office:value-type="float" office:value="2">
            <text:p>2</text:p>
          </table:table-cell>
          <table:table-cell table:formula="of:=[.G25]*25.4" office:value-type="float" office:value="2.54">
            <text:p>2.54</text:p>
          </table:table-cell>
          <table:table-cell table:formula="of:=[.H25]*25.4" office:value-type="float" office:value="95.25">
            <text:p>95.25</text:p>
          </table:table-cell>
          <table:table-cell table:formula="of:=[.K25]-[.K24]" office:value-type="float" office:value="88.9">
            <text:p>88.9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41500">
            <text:p>41500</text:p>
          </table:table-cell>
          <table:table-cell office:value-type="string">
            <text:p>Y</text:p>
          </table:table-cell>
          <table:table-cell office:value-type="float" office:value="841000">
            <text:p>841000</text:p>
          </table:table-cell>
          <table:table-cell table:formula="of:=[.B26]-[.$E$22]" office:value-type="float" office:value="10000">
            <text:p>10000</text:p>
          </table:table-cell>
          <table:table-cell table:formula="of:=[.D26]-[.$F$22]" office:value-type="float" office:value="840000">
            <text:p>840000</text:p>
          </table:table-cell>
          <table:table-cell table:formula="of:=[.E26]/100000" office:value-type="float" office:value="0.1">
            <text:p>0.1</text:p>
          </table:table-cell>
          <table:table-cell table:style-name="ce13" table:formula="of:=[.F26]/100000" office:value-type="float" office:value="8.4">
            <text:p>8.400</text:p>
          </table:table-cell>
          <table:table-cell table:style-name="ce14" office:value-type="float" office:value="4">
            <text:p>4</text:p>
          </table:table-cell>
          <table:table-cell table:formula="of:=[.G26]*25.4" office:value-type="float" office:value="2.54">
            <text:p>2.54</text:p>
          </table:table-cell>
          <table:table-cell table:formula="of:=[.H26]*25.4" office:value-type="float" office:value="213.36">
            <text:p>213.36</text:p>
          </table:table-cell>
          <table:table-cell table:formula="of:=[.K26]-[.K24]" office:value-type="float" office:value="207.01">
            <text:p>207.01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41500">
            <text:p>41500</text:p>
          </table:table-cell>
          <table:table-cell office:value-type="string">
            <text:p>Y</text:p>
          </table:table-cell>
          <table:table-cell office:value-type="float" office:value="491000">
            <text:p>491000</text:p>
          </table:table-cell>
          <table:table-cell table:formula="of:=[.B27]-[.$E$22]" office:value-type="float" office:value="10000">
            <text:p>10000</text:p>
          </table:table-cell>
          <table:table-cell table:formula="of:=[.D27]-[.$F$22]" office:value-type="float" office:value="490000">
            <text:p>490000</text:p>
          </table:table-cell>
          <table:table-cell table:formula="of:=[.E27]/100000" office:value-type="float" office:value="0.1">
            <text:p>0.1</text:p>
          </table:table-cell>
          <table:table-cell table:style-name="ce13" table:formula="of:=[.F27]/100000" office:value-type="float" office:value="4.9">
            <text:p>4.900</text:p>
          </table:table-cell>
          <table:table-cell table:style-name="ce14" office:value-type="float" office:value="3">
            <text:p>3</text:p>
          </table:table-cell>
          <table:table-cell table:formula="of:=[.G27]*25.4" office:value-type="float" office:value="2.54">
            <text:p>2.54</text:p>
          </table:table-cell>
          <table:table-cell table:formula="of:=[.H27]*25.4" office:value-type="float" office:value="124.46">
            <text:p>124.46</text:p>
          </table:table-cell>
          <table:table-cell table:formula="of:=[.K27]-[.K24]" office:value-type="float" office:value="118.11">
            <text:p>118.11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608000">
            <text:p>608000</text:p>
          </table:table-cell>
          <table:table-cell office:value-type="string">
            <text:p>Y</text:p>
          </table:table-cell>
          <table:table-cell office:value-type="float" office:value="491000">
            <text:p>491000</text:p>
          </table:table-cell>
          <table:table-cell table:formula="of:=[.B28]-[.$E$22]" office:value-type="float" office:value="576500">
            <text:p>576500</text:p>
          </table:table-cell>
          <table:table-cell table:formula="of:=[.D28]-[.$F$22]" office:value-type="float" office:value="490000">
            <text:p>490000</text:p>
          </table:table-cell>
          <table:table-cell table:formula="of:=[.E28]/100000" office:value-type="float" office:value="5.765">
            <text:p>5.77</text:p>
          </table:table-cell>
          <table:table-cell table:style-name="ce13" table:formula="of:=[.F28]/100000" office:value-type="float" office:value="4.9">
            <text:p>4.900</text:p>
          </table:table-cell>
          <table:table-cell table:style-name="ce14" office:value-type="float" office:value="7">
            <text:p>7</text:p>
          </table:table-cell>
          <table:table-cell table:formula="of:=[.G28]*25.4" office:value-type="float" office:value="146.431">
            <text:p>146.43</text:p>
          </table:table-cell>
          <table:table-cell table:formula="of:=[.H28]*25.4" office:value-type="float" office:value="124.46">
            <text:p>124.46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608000">
            <text:p>608000</text:p>
          </table:table-cell>
          <table:table-cell office:value-type="string">
            <text:p>Y</text:p>
          </table:table-cell>
          <table:table-cell office:value-type="float" office:value="376000">
            <text:p>376000</text:p>
          </table:table-cell>
          <table:table-cell table:formula="of:=[.B29]-[.$E$22]" office:value-type="float" office:value="576500">
            <text:p>576500</text:p>
          </table:table-cell>
          <table:table-cell table:formula="of:=[.D29]-[.$F$22]" office:value-type="float" office:value="375000">
            <text:p>375000</text:p>
          </table:table-cell>
          <table:table-cell table:formula="of:=[.E29]/100000" office:value-type="float" office:value="5.765">
            <text:p>5.77</text:p>
          </table:table-cell>
          <table:table-cell table:style-name="ce13" table:formula="of:=[.F29]/100000" office:value-type="float" office:value="3.75">
            <text:p>3.750</text:p>
          </table:table-cell>
          <table:table-cell table:style-name="ce14" office:value-type="float" office:value="6">
            <text:p>6</text:p>
          </table:table-cell>
          <table:table-cell table:formula="of:=[.G29]*25.4" office:value-type="float" office:value="146.431">
            <text:p>146.43</text:p>
          </table:table-cell>
          <table:table-cell table:formula="of:=[.H29]*25.4" office:value-type="float" office:value="95.25">
            <text:p>95.25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608000">
            <text:p>608000</text:p>
          </table:table-cell>
          <table:table-cell office:value-type="string">
            <text:p>Y</text:p>
          </table:table-cell>
          <table:table-cell office:value-type="float" office:value="26000">
            <text:p>26000</text:p>
          </table:table-cell>
          <table:table-cell table:formula="of:=[.B30]-[.$E$22]" office:value-type="float" office:value="576500">
            <text:p>576500</text:p>
          </table:table-cell>
          <table:table-cell table:formula="of:=[.D30]-[.$F$22]" office:value-type="float" office:value="25000">
            <text:p>25000</text:p>
          </table:table-cell>
          <table:table-cell table:formula="of:=[.E30]/100000" office:value-type="float" office:value="5.765">
            <text:p>5.77</text:p>
          </table:table-cell>
          <table:table-cell table:style-name="ce13" table:formula="of:=[.F30]/100000" office:value-type="float" office:value="0.25">
            <text:p>0.250</text:p>
          </table:table-cell>
          <table:table-cell table:style-name="ce14" office:value-type="float" office:value="5">
            <text:p>5</text:p>
          </table:table-cell>
          <table:table-cell table:formula="of:=[.G30]*25.4" office:value-type="float" office:value="146.431">
            <text:p>146.43</text:p>
          </table:table-cell>
          <table:table-cell table:formula="of:=[.H30]*25.4" office:value-type="float" office:value="6.35">
            <text:p>6.35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608000">
            <text:p>608000</text:p>
          </table:table-cell>
          <table:table-cell office:value-type="string">
            <text:p>Y</text:p>
          </table:table-cell>
          <table:table-cell office:value-type="float" office:value="841000">
            <text:p>841000</text:p>
          </table:table-cell>
          <table:table-cell table:formula="of:=[.B31]-[.$E$22]" office:value-type="float" office:value="576500">
            <text:p>576500</text:p>
          </table:table-cell>
          <table:table-cell table:formula="of:=[.D31]-[.$F$22]" office:value-type="float" office:value="840000">
            <text:p>840000</text:p>
          </table:table-cell>
          <table:table-cell table:formula="of:=[.E31]/100000" office:value-type="float" office:value="5.765">
            <text:p>5.77</text:p>
          </table:table-cell>
          <table:table-cell table:style-name="ce13" table:formula="of:=[.F31]/100000" office:value-type="float" office:value="8.4">
            <text:p>8.400</text:p>
          </table:table-cell>
          <table:table-cell table:style-name="ce14" office:value-type="float" office:value="8">
            <text:p>8</text:p>
          </table:table-cell>
          <table:table-cell table:formula="of:=[.G31]*25.4" office:value-type="float" office:value="146.431">
            <text:p>146.43</text:p>
          </table:table-cell>
          <table:table-cell table:formula="of:=[.H31]*25.4" office:value-type="float" office:value="213.36">
            <text:p>213.36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board dimension</text:p>
          </table:table-cell>
          <table:table-cell table:number-columns-repeated="12"/>
        </table:table-row>
        <table:table-row table:style-name="ro1">
          <table:table-cell office:value-type="string">
            <text:p>X</text:p>
          </table:table-cell>
          <table:table-cell table:formula="of:=[.A16]" office:value-type="float" office:value="5865">
            <text:p>5865</text:p>
          </table:table-cell>
          <table:table-cell office:value-type="string">
            <text:p>y=</text:p>
          </table:table-cell>
          <table:table-cell table:formula="of:=[.B20]" office:value-type="float" office:value="8650">
            <text:p>8650</text:p>
          </table:table-cell>
          <table:table-cell office:value-type="string">
            <text:p>mill</text:p>
          </table:table-cell>
          <table:table-cell office:value-type="string">
            <text:p>x y </text:p>
          </table:table-cell>
          <table:table-cell table:formula="of:=[.B35]*0.0254" office:value-type="float" office:value="148.971">
            <text:p>148.97</text:p>
          </table:table-cell>
          <table:table-cell table:formula="of:=[.D35]*0.0254" office:value-type="float" office:value="219.71">
            <text:p>219.71</text:p>
          </table:table-cell>
          <table:table-cell/>
          <table:table-cell office:value-type="string">
            <text:p>[mm]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9P0"/>
    </number:currency-style>
    <number:number-style style:name="N120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5/04/2017</text:date>, <text:time>15:4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56M48S</meta:editing-duration>
    <meta:editing-cycles>39</meta:editing-cycles>
    <meta:generator>OpenOffice/4.1.1$Win32 OpenOffice.org_project/411m6$Build-9775</meta:generator>
    <dc:date>2017-05-04T15:42:26.76</dc:date>
    <dc:creator>Wim Beaumont</dc:creator>
    <meta:document-statistic meta:table-count="3" meta:cell-count="510" meta:object-count="0"/>
    <meta:user-defined meta:name="Info 1"/>
    <meta:user-defined meta:name="Info 2"/>
    <meta:user-defined meta:name="Info 3"/>
    <meta:user-defined meta:name="Info 4"/>
  </office:meta>
</office:document-meta>
</file>